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266cm" svg:height="15.486cm" svg:x="4.626cm" svg:y="0.106cm">
            <draw:object draw:notify-on-update-of-ranges="Sheet1.A1:Sheet1.A8 Sheet1.B1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11" calcext:value-type="float">
            <text:p>17711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0:25:08.081889349</meta:creation-date>
    <dc:date>2018-08-04T10:29:44.529423427</dc:date>
    <meta:editing-duration>P0D</meta:editing-duration>
    <meta:editing-cycles>1</meta:editing-cycles>
    <meta:document-statistic meta:table-count="1" meta:cell-count="1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67cm" svg:height="15.487cm" xlink:href=".." xlink:type="simple" chart:class="chart:line" chart:style-name="ch1">
        <chart:title svg:x="9.803cm" svg:y="0.445cm" chart:style-name="ch2">
          <text:p>(m+n) vs opcount</text:p>
        </chart:title>
        <chart:subtitle svg:x="9.856cm" svg:y="1.559cm" chart:style-name="ch3">
          <text:p>complexity analysis</text:p>
        </chart:subtitle>
        <chart:legend chart:legend-position="end" svg:x="20.415cm" svg:y="7.444cm" style:legend-expansion="high" chart:style-name="ch4"/>
        <chart:plot-area chart:style-name="ch5" table:cell-range-address="Sheet1.A1:Sheet1.B8" chart:data-source-has-labels="column" svg:x="1.476cm" svg:y="2.577cm" svg:width="18.474cm" svg:height="11.62cm">
          <chartooo:coordinate-region svg:x="2.097cm" svg:y="2.776cm" svg:width="17.388cm" svg:height="10.774cm"/>
          <chart:axis chart:dimension="x" chart:name="primary-x" chart:style-name="ch6" chartooo:axis-type="auto">
            <chartooo:date-scale/>
            <chart:title svg:x="10.338cm" svg:y="14.506cm" chart:style-name="ch7">
              <text:p>m+n</text:p>
            </chart:title>
            <chart:categories table:cell-range-address="Sheet1.A1:Sheet1.A8"/>
          </chart:axis>
          <chart:axis chart:dimension="y" chart:name="primary-y" chart:style-name="ch6">
            <chart:title svg:x="0.451cm" svg:y="9.026cm" chart:style-name="ch8">
              <text:p>opcount</text:p>
            </chart:title>
            <chart:grid chart:style-name="ch9" chart:class="major"/>
          </chart:axis>
          <chart:series chart:style-name="ch10" chart:values-cell-range-address="Sheet1.B1:Sheet1.B8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+n</text:p>
                <draw:g>
                  <svg:desc>Sheet1.A1:Sheet1.A8</svg:desc>
                </draw:g>
              </table:table-cell>
              <table:table-cell office:value-type="float" office:value="NaN">
                <text:p>NaN</text:p>
                <draw:g>
                  <svg:desc>Sheet1.B1:Sheet1.B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65">
                <text:p>6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946">
                <text:p>109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711">
                <text:p>177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